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ec5" officeooo:paragraph-rsid="00088ec5"/>
    </style:style>
    <style:style style:name="T1" style:family="text">
      <style:text-properties officeooo:rsid="000a7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is the measrement taken on ansatz and how are they fed into the loss function then?</text:p>
      <text:p text:style-name="P1">How is the mapping of bitstrings done in case of multiclass classification</text:p>
      <text:p text:style-name="P1"/>
      <text:p text:style-name="P1"/>
      <text:p text:style-name="P1">=(<text:span text:style-name="T1">1095*2</text:span>)+(<text:span text:style-name="T1">70*14.25</text:span>)<text:span text:style-name="T1">+(495)</text:span></text:p>
      <text:p text:style-name="P1">=(<text:span text:style-name="T1">1500*2</text:span>)+(<text:span text:style-name="T1">2000</text:span>)<text:span text:style-name="T1">+(80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2:38:16.585891888</meta:creation-date>
    <meta:generator>LibreOffice/7.5.9.2$Linux_X86_64 LibreOffice_project/50$Build-2</meta:generator>
    <dc:date>2024-03-18T22:06:55.406809327</dc:date>
    <meta:editing-duration>P1DT13H40M32S</meta:editing-duration>
    <meta:editing-cycles>2</meta:editing-cycles>
    <meta:document-statistic meta:table-count="0" meta:image-count="0" meta:object-count="0" meta:page-count="1" meta:paragraph-count="4" meta:word-count="31" meta:character-count="209" meta:non-whitespace-character-count="182"/>
  </office:meta>
</office:document-meta>
</file>